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Arial" svg:font-family="Arial, Helvetic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/>
    </style:style>
    <style:style style:name="P2" style:family="paragraph" style:parent-style-name="Standard">
      <style:paragraph-properties fo:text-align="justify" style:justify-single-word="false"/>
      <style:text-properties fo:font-style="italic" style:font-style-asian="italic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margin-left="0in" fo:margin-right="0in" fo:text-indent="0.5in" style:auto-text-indent="false"/>
    </style:style>
    <style:style style:name="P5" style:family="paragraph" style:parent-style-name="Standard" style:master-page-name="Standard">
      <style:paragraph-properties style:page-number="auto"/>
      <style:text-properties fo:font-style="italic" style:font-style-asian="italic"/>
    </style:style>
    <style:style style:name="P6" style:family="paragraph" style:parent-style-name="Header">
      <style:paragraph-properties>
        <style:tab-stops>
          <style:tab-stop style:position="0.5in"/>
          <style:tab-stop style:position="3in" style:type="center"/>
          <style:tab-stop style:position="6in" style:type="right"/>
        </style:tab-stops>
      </style:paragraph-properties>
    </style:style>
    <style:style style:name="P7" style:family="paragraph" style:parent-style-name="Header">
      <style:text-properties style:font-name="Arial" fo:font-size="9pt" fo:font-style="italic" fo:font-weight="bold" style:font-size-asian="9pt" style:font-style-asian="italic" style:font-weight-asian="bold" style:font-name-complex="Arial" style:font-size-complex="9pt"/>
    </style:style>
    <style:style style:name="P8" style:family="paragraph" style:parent-style-name="Header">
      <style:paragraph-properties fo:text-align="center" style:justify-single-word="false" fo:padding-left="0in" fo:padding-right="0in" fo:padding-top="0in" fo:padding-bottom="0.0138in" fo:border-left="none" fo:border-right="none" fo:border-top="none" fo:border-bottom="0.0346in solid #808080"/>
    </style:style>
    <style:style style:name="P9" style:family="paragraph" style:parent-style-name="Footer">
      <style:paragraph-properties fo:padding-left="0in" fo:padding-right="0in" fo:padding-top="0.0138in" fo:padding-bottom="0in" fo:border-left="none" fo:border-right="none" fo:border-top="0.0346in solid #808080" fo:border-bottom="none"/>
    </style:style>
    <style:style style:name="P10" style:family="paragraph" style:parent-style-name="ec_5f_msonormal">
      <style:paragraph-properties fo:margin-top="0in" fo:margin-bottom="0in" fo:text-align="center" style:justify-single-word="false" fo:background-color="#ffffff">
        <style:background-image/>
      </style:paragraph-properties>
      <style:text-properties style:font-name="Arial" fo:font-size="9pt" fo:font-style="italic" fo:font-weight="bold" style:font-size-asian="9pt" style:font-style-asian="italic" style:font-weight-asian="bold" style:font-name-complex="Arial" style:font-size-complex="9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font-style-asian="italic"/>
    </style:style>
    <style:style style:name="T3" style:family="text">
      <style:text-properties fo:color="#000000"/>
    </style:style>
    <style:style style:name="T4" style:family="text">
      <style:text-properties fo:color="#ff0000"/>
    </style:style>
    <style:style style:name="T5" style:family="text">
      <style:text-properties style:font-name="Arial" fo:font-size="9pt" fo:font-style="italic" fo:font-weight="bold" style:font-size-asian="9pt" style:font-style-asian="italic" style:font-weight-asian="bold" style:font-name-complex="Arial" style:font-size-complex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[Introduction by David Marvit of Fujitsu Labs of America]</text:p>
      <text:p text:style-name="P4"/>
      <text:p text:style-name="Standard">Karl is pretty well-know as an open source developer and author. <text:s/>He worked on CVS and wrote <text:span text:style-name="T1">Open Source Development with CVS</text:span>. <text:s/>After that, he went to CollabNet as a founder developer on the Subversion project. <text:s/>So those of you who are developers are probably deeply familiar with Subversion.</text:p>
      <text:p text:style-name="Standard"/>
      <text:p text:style-name="Standard">Based on that, he wrote a very well respected book actually called, <text:span text:style-name="T1">Producing Open Source Software: <text:s/>How to Run a Successful Free Software Project</text:span><text:span text:style-name="T2">.</text:span> <text:s/>That was for O’Reilly in 2005. <text:s/>Recently he worked for Google as an Open Source Specialist; and he has since left to become editor of <text:a xlink:type="simple" xlink:href="http://www.questioncopyright.org/"><text:span text:style-name="Internet_20_link"><text:span text:style-name="T3">questioncopyright.org</text:span></text:span></text:a>, which I view as another one of Karl’s hats. <text:s/>When I’m free, I’d be happy to talk about offline or give you today if you have questions.</text:p>
      <text:p text:style-name="Standard"/>
      <text:p text:style-name="Standard">I just want to add that one of the pleasures of playing a role in setting up a conference like this one is that I get to invite people that I admire and respect and enjoy the company of; and I put Karl firmly in that category. <text:s/>So thank you for being here, and I look forward to hearing what you have to say.</text:p>
      <text:p text:style-name="Standard"/>
      <text:p text:style-name="P1">[Applause]</text:p>
      <text:p text:style-name="P1"/>
      <text:p text:style-name="P1">[Karl Fogel]</text:p>
      <text:p text:style-name="P1"/>
      <text:p text:style-name="Standard">Just testing the volume here. <text:s/>Can everybody hear me? <text:s/>Yeah, good thank you.</text:p>
      <text:p text:style-name="Standard"/>
      <text:p text:style-name="Standard">I was very very pleased and honored to be invited. <text:s/>My thanks to David and Fujitsu. <text:s/>I was especially pleased when I read the description that went out in this emposium. <text:s/>In particular the third paragraph, which you may have seen yourself, which I’ll just read: <text:s/>“Corporations that want to contribute to this infrastructure typically want to generate a return on their investment, and yet the people providing the share content, the foundation these corporations need to build upon, are operating under a completely different set of economic rules and cultural norms – the social economy rather than a monetary one.” <text:s/>That to me means that Fujitsu gets it, which I am very pleased to see.</text:p>
      <text:p text:style-name="Standard"/>
      <text:p text:style-name="Standard">What I’m going to talk about in this overview, open source realities is not economic reality. <text:s/>There are plenty of people who can do the numbers. <text:s/>Martin gave some very good breakdowns of where revenue comes from in my SQL. <text:s/>What I’m going to talk about are the realities of how a for-profit corporation engages with an open source community.</text:p>
      <text:p text:style-name="Standard"/>
      <text:p text:style-name="Standard">Let me just give you a quick overview of my background in this. <text:s/>I’ve been developing open source software for 15 years or so. <text:s/>The most recent and probably most well-known project I’ve worked on is the Subversion project, which started very early 2000, even very late 1999. <text:s/>I worked on it full-time for six years at CollabNet – a company which started the project and is still heavily involved in it. <text:s/>And then I went briefly to Google; <text:soft-page-break/>and now I work in a non-profit organization whose goal it is to bring the open source method of developing software to areas outside software for example, books, movies, songs. <text:s/>And a little bit later in this, I’ll show you in practice how some of that actually works. </text:p>
      <text:p text:style-name="Standard"/>
      <text:p text:style-name="Standard">But to start with the Subversion project, how many of you are software developers? <text:s/>Okay, ten hands or so. <text:s/>How many of you are familiar enough with software development that you know the words “version control”, “patch”, “commit”? <text:s/>About half the audience, good okay. <text:s/>I’ll try not to use overly technical language as I go; and I’ll try to explain the terms as I go along.</text:p>
      <text:p text:style-name="Standard"/>
      <text:p text:style-name="Standard">If you ever want to look closely at the Subversion project, that’s the website. <text:s/>I’m going to use the Subversion project for most of the examples in this talk, except for a couple where I’m going to use a book that I wrote which Dave mentioned – <text:span text:style-name="T1">Producing Open Source Software</text:span><text:span text:style-name="T2">. <text:s/></text:span>You can read the whole thing online. <text:s/>It’s under an open copyright. <text:s/>The book itself is open source; and as you will see, that has had some interesting effects in how it is spreading.</text:p>
      <text:p text:style-name="Standard"/>
      <text:p text:style-name="P3"><text:span text:style-name="T2">Subversion</text:span>. <text:s/>This is a chart of the growth in Subversion service on the internet over five years or so. <text:s/>Naturally, it’s very pleasing to me to see that. <text:s/>You can see we’re getting close to 200,000 publically visible servers. <text:s/>That doesn’t count all the ones inside corporate internet. <text:s/>What is more pleasing to me is this: <text:s/>This is the current list of global committers. <text:s/>That is people who have the right to change anything in Subversion; any part of code; and have their change be automatically included in the next release. <text:s/>This is not by any means the full number of people who have contributed something to Subversion. <text:s/>You’ll see more about that later. <text:s/>But these are the people who have stayed involved long enough to be considered part of the family; they have a vote as it were; and there’s some technical meanings to that.</text:p>
      <text:p text:style-name="P3"/>
      <text:p text:style-name="P3">This list started out with about 5 people in 2000; and now there are 43 there. <text:s/>But wait, that’s not all. <text:s/>These are all the people who have full or partial commit rights to the code. <text:s/>So some of these people have the right to commit to certain areas, but they haven’t yet earned the right to commit to other areas. <text:s/>So they can make some changes, but not others.</text:p>
      <text:p text:style-name="P3"/>
      <text:p text:style-name="P3">The big question for the companies that back Subversion; and the companies that depend on it in a big way is how do you work with a community like this? <text:s/>Most of these people have never met. <text:s/>I’ve met a lot of them because I’ve been going to conferences, but if you cross-linked everybody on that list with who’s met each other, there wouldn’t be very many lines. <text:s/>And you probably can’t read their e-mail addresses, but they don’t all work for the same company, by any means. <text:s/>A lot of them are completely independent developers.</text:p>
      <text:p text:style-name="P3"/>
      <text:p text:style-name="P3">If you were a company facing an open source project, how do you interact with them? <text:s/>How do you know what kind of people they are? <text:s/>How do you know what makes them <text:soft-page-break/>tick? <text:s/>Don’t read the slide. <text:s/>I’m going to go one-by-one through these, but there’s some basic principles that a for-profit – or for that matter non-profit or any other kind of official organization can use – to interact in a sustainable and mutually beneficial way with an open source community.</text:p>
      <text:p text:style-name="P3"/>
      <text:p text:style-name="P3">Starting with the first one. <text:s/>One of the rules that we have in the Subversion project – and I think you will find this to be the case in most open source projects – is that officially, the people participating are individuals. <text:s/>That is to say if IBM has a developer who is working on a project; and then one day that developer leaves IBM or he – <text:span text:style-name="T2">[interruption]</text:span>. <text:s/>So one of the rules is if that developer leaves IBM, IBM does not get to nominate another developer to take her place. <text:s/>She earned her position in the project by doing things; by writing code, by whatever it is she did there. <text:s/>When she leaves IBM and goes to work for Yahoo, her position in the project moves with her. <text:s/>And that doesn’t mean – as you’ll see later – that everything she does in the project somehow represents Yahoo, but it is a basic principle that people working in the project are just the people; and who they happen to work for is not relevant. <text:s/>It might help fund their travel to a conference. <text:s/>It might help fund their ability to work on the project, but certainly there are many people in Subversion today who use their day job. <text:s/>Their full-time job is to work on Subversion. <text:s/>But as far as making decisions in the community goes, they’re just people. <text:s/>They have one vote and have one voice. <text:s/>It doesn’t matter whether the company they work for is a $2 million a year or a $5 million a year company.</text:p>
      <text:p text:style-name="P3"/>
      <text:p text:style-name="P3">I’ll tell you a story about that. <text:s/>When CollabNet hired a developer to work on Subversion after we already had a few developers – so in the list here, I’m talking about that fellow, <text:span text:style-name="T4">Mike Pillato</text:span>. <text:s/>So he got hired for the sole purpose of working in the Subversion project to be in the open source community to write code; to participate in design discussions. <text:s/>Everyone in the community knew that CollabNet had hired him. <text:s/>And so he arrived with a lot of experience coding, but not much experience in open source. <text:s/></text:p>
      <text:p text:style-name="P3"/>
      <text:p text:style-name="P3">On his first day he said, “Okay, how do I make changes? <text:s/>How do I commit my changes now?” <text:s/>And we said, “Oh, okay sit down. <text:s/>We have to have a talk. <text:s/>Welcome to CollabNet. <text:s/>You have to earn commit privileges in Subversion project. <text:s/>And just because we, CollabNet started the project, doesn’t mean that we can give you commit privileges. <text:s/>You have to send your patches to the development mailing list, which is a public list.” <text:s/>And you can go there today and you can see those patches that he submitted. <text:s/>They’re still archived from six years or seven years ago. </text:p>
      <text:p text:style-name="P3"/>
      <text:p text:style-name="P3">When the other developers feel they’ve seen it on patches, they’ll get together and have a private conversation and they’ll vote. <text:s/>If anybody has concerns about your code, then you won’t get commit access; and you’ll never even know that there was a vote. <text:s/>And if nobody has concerns – boom – one day someone will send you mail saying we’d like to invite you to commit to the project. <text:s/>And CollabNet doesn’t get to say when that happens. <text:s/>Of course, there are CollabNet developers on that existing committee; and they’re looking out for the company’s interest. <text:s/>When they see that you’re ready, they’ll nominate you. <text:s/>That’s the way it works. <text:s/>It’s not that your affiliation has no relevance, but <text:soft-page-break/>it has no “official” relevance. <text:s/>And to his credit, Mike said, “Oh, I see.” <text:s/>So he wrote some patches; and a week later he had commit access; and he’s now one of the strongest developers in the project.</text:p>
      <text:p text:style-name="P3"/>
      <text:p text:style-name="P3">What I’m showing you highlighted now is all the people on the Subversion project who work for CollabNet currently. <text:s/>There are some other names on there for example, mine, which doesn’t show a CollabNet _____ now that used to work for CollabNet. <text:s/>They’ve been there for a while and they’ve moved on. <text:s/>So you think well, okay CollabNet has a voting block of five people. <text:s/>How does that affect the project? <text:s/>Well that’s all the people who work for Google. <text:s/>They actually outnumber the founder of the project now. <text:s/>But in practice, it doesn’t matter because all of those people when they get into a discussion of what direction a project should take; they realize that their personal credibility is on the line. <text:s/>And so you will actually have cases – and I’ve seen this happen and have participated in these discussions where you’ll get voting blocks of different people from one company over here; and other people from the same company over here arguing with each other. <text:s/>And if it actually comes down to a vote, which is very rare, they will actually vote against each other. <text:s/>And their managers, because Google kind of understands open source, their managers don’t order them to vote one way or another. <text:s/>They understand that they can’t do that.</text:p>
      <text:p text:style-name="P3"/>
      <text:p text:style-name="P3">So from the developer’s point of view, you’re an individual. <text:s/>And from the company’s point of view, you have to let people be individuals. <text:s/>You have to make them understand your corporate goals, but then leave the decision-making process up to the community in the community’s own way.</text:p>
      <text:p text:style-name="P3"/>
      <text:p text:style-name="P3">So principles numbers two and three – I’m going to do them together. <text:s/>They’re sort of the same thing, which is that in an open source project. <text:s/>A lot of people are volunteering their time. <text:s/>You can’t afford in that situation to have a very high threshold of participation. <text:s/>However much investment and effort – oh. <text:s/>So when you convert to PowerPoint sometimes, you get funny effects. <text:s/>That mailbox is an arrow; and that envelope is an envelope going that way. <text:s/><text:span text:style-name="T2">[Laughter]</text:span> <text:s/>I didn’t catch that sorry.</text:p>
      <text:p text:style-name="P3"/>
      <text:p text:style-name="P3">When you invest effort, you cannot have a situation where a person invests effort, effort, effort; and then after months of trying – boom – all of a sudden they get some reward; and then it’s back to the same thing. <text:s/></text:p>
      <text:p text:style-name="P3"/>
      <text:p text:style-name="P3">There are many things in life that work according to step functions. <text:s/>Learning to play the guitar is a step function; learning how to write a compiler is largely a step function, I think. <text:s/>You don’t get it ‘til you get it. <text:s/>But you can’t really afford that in the way your project works as a whole. <text:s/>You can’t afford somebody to come in and start beating against your door with patches and code submissions and design comments; and you don’t give them any reward until they’ve done it for six months because that person will just walk away and go to a project where somebody notices them. <text:s/>It has to be like this. <text:s/></text:p>
      <text:p text:style-name="P3"/>
      <text:p text:style-name="P3"><text:soft-page-break/>We have taken many very concrete steps in Subversion; and I’ve seen other projects to these too for example, we have a patch manager. <text:s/>His job is the watch the mailing lists and see when anybody posts a patch; and to wait. <text:s/>Two days go by, nobody responds to the patch. <text:s/>All this person does is he follows up and says, “Hey is anybody going to take a look at this? <text:s/>Shall I file it in the issue tracker? <text:s/>Are we not going to do it? <text:s/>Can we please get back to this person?” <text:s/>All of this happens publically. <text:s/>You can see it in the mailing list archives. <text:s/></text:p>
      <text:p text:style-name="P3"/>
      <text:p text:style-name="P3">Most importantly, the person who originally posted the change sees it; and all the people in the community see it. <text:s/>And they feel, “Oh, we really let this person down. <text:s/>He at least deserves a response. <text:s/>Let’s answer.” <text:s/>And then you see people start following up. <text:s/>The patch manager is serving as a human alarm clock. <text:s/>And actually he’s got some tools now that make his job easier. <text:s/>He probably needs more tools, but our automization is always lacking a bit behind our needs. <text:s/></text:p>
      <text:p text:style-name="P3"/>
      <text:p text:style-name="P3">So another example of keeping it away from step functions and into a linear function is – this is typical in a lot of projects, but we’ve really got it on steroids, so to speak, in open source projects. <text:s/>A volunteer set up a build automation site. <text:s/>And then he sent out e-mails that would go everyday. <text:s/>So you can see that’s my mail reader there. <text:s/>Yes, this is e-mails, I admit it. <text:s/>Pass, pass, pass – whoops – somebody committed a change; and the build fails. <text:s/>Well if you read the mail, you can see the URL. <text:s/>You can go there actually if you just go down in mail; you can also see the reasons. <text:s/>When you go to the URL and you page down, okay the blame list right here – those are the last two people to commit changes; and these are what the changes were. <text:s/>You go down and here’s an overview of everything that’s failing. <text:s/></text:p>
      <text:p text:style-name="P3"/>
      <text:p text:style-name="P3">The point is that if you can save your volunteers one minute each of work a day and you have 50 volunteers like that, that’s worth spending days setting up an automation system like that. <text:s/>And one of our volunteers did that. <text:s/>He’s a good coder, but he took time off and set this up because to save all of us a little bit of time is much better for the project than for him to spend a few extra days coding.</text:p>
      <text:p text:style-name="P3"/>
      <text:p text:style-name="P3">As a corporation participating in open systems, that’s largely your role. <text:s/>You spend a lot more time on community management and technical assistance than you would expect. <text:s/>I spent towards the end of Subversion at my time at CollabNet 60 percent of my time on community management; and 40 percent coding, probably. <text:s/>And other developers at CollabNet did the same thing. <text:s/></text:p>
      <text:p text:style-name="P3"/>
      <text:p text:style-name="P3"><text:span text:style-name="T1">Make Decisions in Public</text:span>. <text:s/>That doesn’t mean you can never have a private conversation. <text:s/>If you are a principle stakeholder in a project. <text:s/>You’re Fujitsu and you have a very large financial interesting in a project succeeding, there are going to be times when your developers need to go into a conference room and discuss this situation. <text:s/>That’s fine, but any decision that gets made that affects the community that the community is going to find out about, that decision needs to be made in a public forum. <text:s/></text:p>
      <text:p text:style-name="P3"/>
      <text:p text:style-name="P3"><text:soft-page-break/>What do those public forums look like? <text:s/>Well this is a real-time chat. <text:s/>This is <text:span text:style-name="T4">IRC</text:span>; and in fact you can see right here, this R27220 there – in this chat room, we have a device that anytime somebody makes a change to the code, it puts a little notice in the chat room; and that becomes a topic of conversation. <text:s/>You can see the fellow down here is reacting to it, actually. <text:s/></text:p>
      <text:p text:style-name="P3"/>
      <text:p text:style-name="P3">This is important for a couple of reasons. <text:s/>People can follow what’s going on without making any extra effort. <text:s/>Again, linear function. <text:s/>Just save them as much as you can. <text:s/>The other thing it does is it builds a sense of community because people are sitting in there chatting away. <text:s/>You can see they’re kind of, you know – they’re just chatting about nothing. <text:s/>And then all of a sudden they see that Mike Pillato – that’s the same guy from earlier – he’s committed a change. <text:s/>He’s actually did something with the code. <text:s/>All of a sudden everybody thinks, “Hmm, well it’s been nice chatting, but I better go do something because I want to be in there too. <text:s/>I want my notices showing up.” <text:s/>So it’s like a constant low-level guilt trip <text:span text:style-name="T2">[laughter]</text:span>. <text:s/>That’s actually useful. <text:s/>Guilt can be a constructive thing if it’s not equated with shame. <text:s/>Making people feel like they should be doing more is something you need to do; and you can have technical needs in doing that. <text:s/>However, one of our rules is whatever conversation you have in this forum, it doesn’t count. <text:s/>You can’t make decisions here. <text:s/><text:span text:style-name="T2">[Whoops, I think I just laser pointed somebody in the eye, sorry about that].</text:span></text:p>
      <text:p text:style-name="P2"/>
      <text:p text:style-name="P3">This is the mailing list archive; and it’s an official rule and I’ll show you where we wrote it down later. <text:s/>This is sort of the official record; the congressional record, if you will, of the project. <text:s/>A decision is final when it’s posted here and nobody disagrees with it. <text:s/>And if somebody does disagree, then there’s a discussion; and it ends in consensus; and that’s where the decision is. <text:s/>And later when you want to refer to that decision, you point to the URL in the mailing list archives. <text:s/>So it’s very important to have a canonical source of decision records; and it’s very important that that be public. <text:s/></text:p>
      <text:p text:style-name="P3"/>
      <text:p text:style-name="P3">Not all decision making processes can be completely public, for example when you’re considering somebody for commit access. <text:s/>That has to be private because their feelings could be hurt if they get turned down. <text:s/>So there are few things you do in private, but then the results of those decisions, they’re public.</text:p>
      <text:p text:style-name="P3"/>
      <text:p text:style-name="P3"><text:span text:style-name="T1">Document your Culture</text:span>. <text:s/>Here’s something that always amazes me when I look at it. <text:s/>Look at the tiny little scroll ball thumb up there. <text:s/><text:span text:style-name="T1">The Hackers Guide to Subversion</text:span> is not a technical guide to the Subversion code. <text:s/>It does include technical facts about how the code is written, but it’s mainly a guide to how you participate. <text:s/>If you want to become a Subversion developer, read this. <text:s/>This is how our community works. <text:s/>Well, watch that scroll bar. <text:s/>Instead of writing code, I and a few other people spent, what – a day, two days. <text:s/>I mean tens of hours at least writing out this huge document; and we add to it to this day. <text:s/>It’s still being edited. <text:s/>And the reason is that when there’s a potential new developer, what we want is for them to come to the website; realize their interest in the project – maybe they’re already a Subversion user; and to think to themselves, “Gosh, I want to get involved. <text:s/>How do I do that?” <text:s/>We just want to be able to say, “There’s the <text:soft-page-break/>answer. <text:s/>Go read that; and we’re here. <text:s/>Please ask us questions.” <text:s/>And in fact, a lot of the time people have come to us and they have already read that because it’s linked to from the front page.</text:p>
      <text:p text:style-name="P3"/>
      <text:p text:style-name="P3">The result for us is that people show up feeling like we are open to new developers; that we want them there, which is exactly what we want them to feel. <text:s/>And also when somebody does something wrong, you can point to something in the guide and say, “Well, that’s a nice patch, but you’re not meeting the following guidelines that are written up. <text:s/>And see, look, they’ve been here since 2003.” <text:s/>That sort of gives a certain authority to the community’s decisions, which is very useful.</text:p>
      <text:p text:style-name="P3"/>
      <text:p text:style-name="P3">If you can possibly avoid doing real work, that’s good. <text:s/>It would be much better for you to amplify other people’s work. <text:s/>Here is the most dramatic example of that I note. <text:s/>Another thing that I spent hours doing, instead of writing Subversion code. <text:s/>So this is a Subversion log message. <text:s/>When you make a change in Subversion, the change has a description associated with it; and that’s this. <text:s/>It’s also called a commit message. <text:s/>So that’s the change number. <text:s/>That fellow is the person who wrote the change. <text:s/>His name is <text:span text:style-name="T4">Hiram Wright</text:span>. <text:s/>He’s also the patch manager, by the way – the fellow I was talking about earlier, but he also writes code. <text:s/>But the most interesting part to me is this part – the change was found by <text:span text:style-name="T4">Barry Scott</text:span>. <text:s/>In open <text:span text:style-name="T4">office</text:span>, that circle lines up, thank you. <text:s/><text:span text:style-name="T2">[Laughter]</text:span>. <text:s/>So the above was found by a fellow named Barry Scott. <text:s/>And the patch, the word “patch” is obscured there – the change itself was written by <text:span text:style-name="T4">Stephan Spearling</text:span>; and Hiram Wright – up here – only applied it. <text:s/>He didn’t actually write this change. <text:s/>He just reviewed it and said, “Yes, it can go in.”</text:p>
      <text:p text:style-name="P3"/>
      <text:p text:style-name="P3">Well how do we use that information? <text:s/>Let’s look at Barry Scott. <text:s/>We have a whole system that reads every hour or so – every couple of hours. <text:s/>It reads all of the Subversion logs; and it looks for those phrases “found by” and “patch by” and it parses them; and it remembers who did what. <text:s/>And you get this list. <text:s/>So you can see the top person on the list, <text:span text:style-name="T4">Maddon</text:span> – 51 patches and 19 other things. <text:s/>Like he found a <text:span text:style-name="T4">blogger</text:span>, he’s adjusted something. <text:s/><text:span text:style-name="T4">Vaughn</text:span> – 37 patches, etc. <text:s/>Well, there’s Barry Scott. <text:s/>Click on it. <text:s/>It says he’s got four things that they aren’t patches, they’re something else. <text:s/>If you click on that, you can see okay, there are the two things that he found. <text:s/>He reviewed this and suggested this; and there they are. <text:s/>And hey, there’s our change – the one we were just looking at. <text:s/>And if you click on this right here, it takes you to the change itself. </text:p>
      <text:p text:style-name="P3"/>
      <text:p text:style-name="P3">And now if we look at Stephan, he’s number 53 – 5 patches, 1 non-patch. <text:s/>There’s the same change we were just looking at; and you can go to it again. <text:s/>The bottom of that list, 585 people. <text:s/>So that’s the real total number of contributors to Subversion, half-thousand – a little bit more.</text:p>
      <text:p text:style-name="P3"/>
      <text:p text:style-name="P3">So why did we spend all this time doing this? <text:s/>The reason is not to make these people feel good. <text:s/>Although I’ve heard since then that people, when they see their name in this list, they do feel good; and they sometimes go visit it and use it on resumes. <text:s/>Like they’ll actually put a link to their <text:span text:style-name="T4">contribulizer</text:span> entry. <text:s/>But that’s not why we did it. <text:s/>We did it <text:soft-page-break/>because we needed to save our own time. <text:s/>When we’re evaluating somebody to give them commit access – that is to let them become one of the maintainers of Subversion, we were spending too much time trolling through the logs, you know searching by hand for somebody’s name; and then we’d find the name; and then we’d take that and we’d have to go search for that elsewhere and other changes; and we’d go manually to the website that shows you what the change looks like; and we’d review the code. <text:s/></text:p>
      <text:p text:style-name="P3"/>
      <text:p text:style-name="P3">Everybody was spending a lot of time on labor that could have been automated; and we actually realized it would be worth it. <text:s/>Instead of writing Subversion code for someone to go off – and write a tool to automate that entire process. <text:s/>So now, when somebody writes to the private list, which is rarely used, but it’s used for this purpose – “Hey, I think that Stephan Spearling is ready to be a full-committer now. <text:s/>We’re ready to have him be a maintainer of Subversion.” <text:s/>The other people who aren’t so sure, they go to his webpage, they click on his name, they follow all the changes, they go and look at the actual code. <text:s/>It’s just a wonderful user experience for them; and it makes them more willing to spend time evaluating new contributors so we get more people so the project remains healthy.</text:p>
      <text:p text:style-name="P3"/>
      <text:p text:style-name="P3">CollabNet paid for my time to set up this system. <text:s/>It had no direct impact on Subversion, but it had a very large indirect impact. <text:s/>That’s the sort of thing that you spend time doing if you are the backer of developers in an open source project. <text:s/>It’s a lot of this <text:span text:style-name="T4">meadow work</text:span>; and you get the volunteers writing the code. <text:s/>Now I think Martin would probably say, “Well wait. <text:s/>We write a lot of my SQL coding.” <text:s/>Of course at CollabNet we wrote a lot of Subversion code too, but if you want a wide external community, you have to provide technical and sort of <text:span text:style-name="T4">netta</text:span> infrastructure for them to come together and have an easy experience.</text:p>
      <text:p text:style-name="P3"/>
      <text:p text:style-name="P3">The last thing I’ll point out is you should optimize your system in favor of action, rather than discussion. <text:s/>And this is especially true when you have audit trails. <text:s/>So Subversion and all other open source software is in a version control system. <text:s/>Raise your hand if you know that word – version control system? <text:s/>Okay, it’s a system for remembering who made what change; comparing changes; distributing changes; and reverting changes – undoing work when necessary.</text:p>
      <text:p text:style-name="P3"/>
      <text:p text:style-name="P3">The fact that all the code is in one of these systems means that if something goes in that’s a mistake, it’s very easy to take it out. <text:s/>What that means is you can be very liberal with what you let people do. <text:s/>This is not specific to code. <text:s/></text:p>
      <text:p text:style-name="P3"/>
      <text:p text:style-name="P3">The example I’m going to use is actually my own book. <text:s/>So I wrote this book, it’s under open copyright. <text:s/>It’s all online. <text:s/>It’s a very very much more detailed, much more in-depth version of this talk that I’m giving you now. <text:s/>I assumed when I released it that I would have no trouble getting people to translate it. <text:s/>Well, here’s what the website looked like the first few months after I released it. <text:s/>You know, here it is. <text:s/>You can read the whole thing online. <text:s/>There are reviews. <text:s/>You can order it from O’Reilly. <text:s/>You can download a PDF. <text:s/>You can download it in a Rocket Book even. <text:s/>But there’s nothing on that webpage that invites people to come translate the book. <text:s/>And as a result, for a few months I heard <text:soft-page-break/>nothing but silence. <text:s/>I mean I got some nice reviews; and I got e-mails from people suggesting changes in the book, but I didn’t get anyone saying, “Hey, I want to translate your book into Chinese.” <text:s/>I was kind of disappointed. <text:s/>Then I woke up one morning and realized that I was stupid. <text:s/>I needed to invite them. <text:s/>So I put a notice on the front page, “Translations are underway. <text:s/>Click here. <text:s/>Find out how you can help.”</text:p>
      <text:p text:style-name="P3"/>
      <text:p text:style-name="P3">Now the webpage didn’t look like this the first day, but it just said, “If you want to help out with the translation effort, send an e-mail to this address; and we’ll set up something and it will start going.” <text:s/>Instantly, I got e-mails from different people who spoke different languages. <text:s/>Today – well there’s the English. <text:s/>You can read that, I can’t. <text:s/>By the way, this translation is maybe 60 to 70 percent done; and if any one of you want to help, talk to me afterwards <text:span text:style-name="T2">[laughter] </text:span>- that would be lovely. <text:s/>The German is almost done now. <text:s/>The Spanish is almost done. <text:s/>It has one of the largest translation teams, so it’s very well reviewed. <text:s/>In total, I have about 30 to 35 translators. <text:s/>French – there are others, but I won’t show them. <text:s/></text:p>
      <text:p text:style-name="P3"/>
      <text:p text:style-name="P3">The rules that I had were anybody who shows up and asks to help with the translation, the answer is, “Yes”. <text:s/>I don’t need proof that you speak your language. <text:s/>I don’t need proof that you can read English. <text:s/>I don’t need proof that you’re a human being. <text:s/>I don’t need anything. <text:s/>If you ask, we say yes. <text:s/>And when I say “we”, I mean me and the other translators because we’re all on one mailing list; and we all govern the rules by which translations happen. <text:s/>Often they post and they ask me, “Hey, how should we solve this or that problem?” <text:s/>And usually my answer is, “I don’t know. <text:s/>I’m the only one here not doing a translation. <text:s/>You tell me.” <text:s/>So they’re governing themselves. <text:s/>The important thing is that there’s no harm in letting somebody in that turns out to be a bad translator. <text:s/></text:p>
      <text:p text:style-name="P3"/>
      <text:p text:style-name="P3">There are two possibilities: <text:s/>(1) either they’re the only person who could read that language in our group. <text:s/>In which case, it’s better than nothing, right? <text:s/>We might as well have some translation, even if it’s bad; or (2) there are other people there, in which case they’ll fix the problem or they’ll privately tell me that this person isn’t working out and we’ll solve it. <text:s/>We don’t have to anticipate extreme problems. <text:s/>We can optimize for the common case, which is that people work reasonably well; they want to do good; and they want to do what they told you they wanted to do.</text:p>
      <text:p text:style-name="P3"/>
      <text:p text:style-name="P3">Among the conventions we have is that we want to make it easy for everyone to compare their progress. <text:s/>So we’ve got a rule that you trans – this is the table of contents. <text:s/>You translate the chapter and section titles when you finish the section. <text:s/>So I’m scrolling down now – Chapter 3, Chapter 4 – oh, you can see he’s now doing 5. <text:s/>The are actually two translators. <text:s/>But they did do 6; 7’s not done. <text:s/></text:p>
      <text:p text:style-name="P3"/>
      <text:p text:style-name="P3">So just by adopting a little convention like that – that is show your work in the table of contents so we know where you are; and the rule that anybody who wants to do something, the answer is, “Yes.” <text:s/>You don’t have to have a discussion. <text:s/>If you cause a problem, we’ll solve it later. <text:s/>If the community is optimized for that kind of behavior, <text:soft-page-break/>then you’ll probably get results. <text:s/>All you have to have then is an interesting problem and the infrastructure to support people working on it.</text:p>
      <text:p text:style-name="P3"/>
      <text:p text:style-name="P3">I would summarize that as recovery is better than protection. <text:s/>Don’t set up gates, just set up ambulances. <text:s/>And when you need to, you send them in.</text:p>
      <text:p text:style-name="P3"/>
      <text:p text:style-name="P3">That’s everything. <text:s/>I’m ready for questions. <text:s/>I can talk in detail about various open source projects. <text:s/>I just happened to use Subversion as an example because I’ve worked on it recently. <text:s/>And anyone who is curious about the non-profit <text:span text:style-name="T4">question</text:span> copyright ____ to the one down there, I didn’t really focus on it in this talk, but I’d be happy to talk more about that privately during breaks or after this. <text:s/>So thank you!</text:p>
      <text:p text:style-name="P3"/>
      <text:p text:style-name="P2">[Audience applause]</text:p>
      <text:p text:style-name="P2"/>
      <text:p text:style-name="P2">Male: <text:s/>[too quiet]</text:p>
      <text:p text:style-name="P2"/>
      <text:p text:style-name="P3"><text:span text:style-name="T2">Male: <text:s/></text:span>I was just very curious how you do the voting? <text:s/>The closed door voting? <text:s/>_______</text:p>
      <text:p text:style-name="P3"/>
      <text:p text:style-name="P3">Oh I’m so glad you asked. <text:s/>The question is, “How do we do voting?” <text:s/>I’m really glad you asked that because the first answer is we don’t. <text:s/>That is, voting is a fallback mechanism. <text:s/>It is something you do as a last resort. <text:s/>In the entire history of the project, we’ve had two votes. <text:s/>You know what they were about? <text:s/>One was whether to call SUB or SVN for the short name for Subversion? <text:s/>And SVN won. <text:s/>I was on that side, I won. <text:s/>And the second one was, when we’re formatting the source code, do we put a space between the function name and the parenthesis or not? <text:s/>Those were the only two votes. <text:s/>I lost that one. <text:s/>I wanted a space and they didn’t. <text:s/></text:p>
      <text:p text:style-name="P3"/>
      <text:p text:style-name="P3">But the answer is that list that I showed you earlier of all the full committers – the people who are official maintainers of Subversion? <text:s/>If there is ever is a vote, that’s the electorate. <text:s/>Those are the people who get to vote. <text:s/>But we also try very hard never to have it come to a vote because what we want is consensus and basic remit on the course, not kind of one <text:span text:style-name="T4">faction</text:span> off here feeling dissatisfied because they might <text:span text:style-name="T4">fork</text:span> the project, right? <text:s/>Its open source, we can’t stop them from <text:span text:style-name="T4">forking</text:span>. <text:s/>So voting is a mechanism to guarantee that problems get resolved, but it’s not the way that you resolve them ideally.</text:p>
      <text:p text:style-name="P3"/>
      <text:p text:style-name="P3">Okay I see that the time is up. <text:s/>Thanks very much.</text:p>
      <text:p text:style-name="P3"/>
      <text:p text:style-name="P2">[Audience applause]</text:p>
      <text:p text:style-name="P2"/>
      <text:p text:style-name="Standard"><text:span text:style-name="T2">[End of Audio]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Arial" svg:font-family="Arial, Helvetic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ec_5f_msonormal" style:display-name="ec_msonormal" style:family="paragraph" style:parent-style-name="Standard">
      <style:paragraph-properties fo:margin-top="0in" fo:margin-bottom="0.2252in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3z0" style:family="text">
      <style:text-properties style:font-name="Times New Roman" style:font-name-asian="Times New Roman" style:font-name-complex="Times New Roman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066cc" style:text-line-through-style="none" style:text-underline-style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space-before="0.0311in" text:min-label-width="0.25in"/>
        <style:text-properties style:font-name="Symbol"/>
      </text:list-level-style-bullet>
      <text:list-level-style-bullet text:level="2" text:style-name="WW8Num1z1" style:num-suffix="." text:bullet-char="o">
        <style:list-level-properties text:space-before="0.5311in" text:min-label-width="0.25in"/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space-before="1.0311in" text:min-label-width="0.25in"/>
        <style:text-properties style:font-name="Wingdings"/>
      </text:list-level-style-bullet>
      <text:list-level-style-bullet text:level="4" text:style-name="WW8Num1z0" style:num-suffix="." text:bullet-char="">
        <style:list-level-properties text:space-before="1.5311in" text:min-label-width="0.25in"/>
        <style:text-properties style:font-name="Symbol"/>
      </text:list-level-style-bullet>
      <text:list-level-style-bullet text:level="5" text:style-name="WW8Num1z1" style:num-suffix="." text:bullet-char="o">
        <style:list-level-properties text:space-before="2.0311in" text:min-label-width="0.25in"/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space-before="2.5311in" text:min-label-width="0.25in"/>
        <style:text-properties style:font-name="Wingdings"/>
      </text:list-level-style-bullet>
      <text:list-level-style-bullet text:level="7" text:style-name="WW8Num1z0" style:num-suffix="." text:bullet-char="">
        <style:list-level-properties text:space-before="3.0311in" text:min-label-width="0.25in"/>
        <style:text-properties style:font-name="Symbol"/>
      </text:list-level-style-bullet>
      <text:list-level-style-bullet text:level="8" text:style-name="WW8Num1z1" style:num-suffix="." text:bullet-char="o">
        <style:list-level-properties text:space-before="3.5311in" text:min-label-width="0.25in"/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space-before="4.0311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space-before="0.25in" text:min-label-width="0.25in"/>
        <style:text-properties style:font-name="Times New Roman"/>
      </text:list-level-style-bullet>
      <text:list-level-style-bullet text:level="2" text:style-name="WW8Num3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0311in" text:min-label-width="0.25in"/>
      </text:list-level-style-number>
      <text:list-level-style-number text:level="2" style:num-suffix="." style:num-format="a" style:num-letter-sync="true">
        <style:list-level-properties text:space-before="0.5311in" text:min-label-width="0.25in"/>
      </text:list-level-style-number>
      <text:list-level-style-number text:level="3" style:num-suffix="." style:num-format="i">
        <style:list-level-properties text:min-label-width="1.2811in" text:min-label-distance="0.1252in" fo:text-align="end"/>
      </text:list-level-style-number>
      <text:list-level-style-number text:level="4" style:num-suffix="." style:num-format="1">
        <style:list-level-properties text:space-before="1.5311in" text:min-label-width="0.25in"/>
      </text:list-level-style-number>
      <text:list-level-style-number text:level="5" style:num-suffix="." style:num-format="a" style:num-letter-sync="true">
        <style:list-level-properties text:space-before="2.0311in" text:min-label-width="0.25in"/>
      </text:list-level-style-number>
      <text:list-level-style-number text:level="6" style:num-suffix="." style:num-format="i">
        <style:list-level-properties text:min-label-width="2.7811in" text:min-label-distance="0.1252in" fo:text-align="end"/>
      </text:list-level-style-number>
      <text:list-level-style-number text:level="7" style:num-suffix="." style:num-format="1">
        <style:list-level-properties text:space-before="3.0311in" text:min-label-width="0.25in"/>
      </text:list-level-style-number>
      <text:list-level-style-number text:level="8" style:num-suffix="." style:num-format="a" style:num-letter-sync="true">
        <style:list-level-properties text:space-before="3.5311in" text:min-label-width="0.25in"/>
      </text:list-level-style-number>
      <text:list-level-style-number text:level="9" style:num-suffix="." style:num-format="i">
        <style:list-level-properties text:min-label-width="4.2811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 text:consecutive-numbering="true">
      <text:list-level-style-number text:level="1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P1" style:family="paragraph" style:parent-style-name="Header">
      <style:paragraph-properties>
        <style:tab-stops>
          <style:tab-stop style:position="0.5in"/>
          <style:tab-stop style:position="3in" style:type="center"/>
          <style:tab-stop style:position="6in" style:type="right"/>
        </style:tab-stops>
      </style:paragraph-properties>
    </style:style>
    <style:style style:name="P2" style:family="paragraph" style:parent-style-name="Header">
      <style:text-properties style:font-name="Arial" fo:font-size="9pt" fo:font-style="italic" fo:font-weight="bold" style:font-size-asian="9pt" style:font-style-asian="italic" style:font-weight-asian="bold" style:font-name-complex="Arial" style:font-size-complex="9pt"/>
    </style:style>
    <style:style style:name="P3" style:family="paragraph" style:parent-style-name="ec_5f_msonormal">
      <style:paragraph-properties fo:margin-top="0in" fo:margin-bottom="0in" fo:text-align="center" style:justify-single-word="false" fo:background-color="#ffffff">
        <style:background-image/>
      </style:paragraph-properties>
      <style:text-properties style:font-name="Arial" fo:font-size="9pt" fo:font-style="italic" fo:font-weight="bold" style:font-size-asian="9pt" style:font-style-asian="italic" style:font-weight-asian="bold" style:font-name-complex="Arial" style:font-size-complex="9pt"/>
    </style:style>
    <style:style style:name="P4" style:family="paragraph" style:parent-style-name="Header">
      <style:paragraph-properties fo:text-align="center" style:justify-single-word="false" fo:padding-left="0in" fo:padding-right="0in" fo:padding-top="0in" fo:padding-bottom="0.0138in" fo:border-left="none" fo:border-right="none" fo:border-top="none" fo:border-bottom="0.0346in solid #808080"/>
    </style:style>
    <style:style style:name="P5" style:family="paragraph" style:parent-style-name="Footer">
      <style:paragraph-properties fo:padding-left="0in" fo:padding-right="0in" fo:padding-top="0.0138in" fo:padding-bottom="0in" fo:border-left="none" fo:border-right="none" fo:border-top="0.0346in solid #808080" fo:border-bottom="none"/>
    </style:style>
    <style:style style:name="T1" style:family="text">
      <style:text-properties style:font-name="Arial" fo:font-size="9pt" fo:font-style="italic" fo:font-weight="bold" style:font-size-asian="9pt" style:font-style-asian="italic" style:font-weight-asian="bold" style:font-name-complex="Arial" style:font-size-complex="9pt"/>
    </style:style>
    <style:page-layout style:name="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bottom="0.461in" style:dynamic-spacing="true"/>
      </style:header-style>
      <style:footer-style>
        <style:header-footer-properties fo:min-height="0.5in" fo:margin-top="0.461in" style:dynamic-spacing="true"/>
      </style:footer-style>
    </style:page-layout>
  </office:automatic-styles>
  <office:master-styles>
    <style:master-page style:name="Standard" style:page-layout-name="pm1">
      <style:header>
        <text:p text:style-name="P1"><text:span text:style-name="T1"><text:tab/><text:tab/>kfogel-flats-2007-keynote<text:tab/>Page </text:span><text:span text:style-name="T1"><text:page-number text:select-page="current">10</text:page-number></text:span><text:span text:style-name="T1"> of </text:span><text:span text:style-name="T1"><text:page-count style:num-format="1">10</text:page-count></text:span></text:p>
        <text:p text:style-name="P2"/>
        <text:p text:style-name="P3">Speaker Name (Karl Fogel)</text:p>
        <text:p text:style-name="P4"/>
        <text:p text:style-name="Header"/>
      </style:header>
      <style:footer>
        <text:p text:style-name="P5"><text:span text:style-name="T1">www.verbalink.com<text:tab/><text:tab/>Page </text:span><text:span text:style-name="T1"><text:page-number text:select-page="current">10</text:page-number></text:span><text:span text:style-name="T1"> of </text:span><text:span text:style-name="T1"><text:page-count style:num-format="1">10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title>kfogel-flats-2007-keynote</dc:title>
    <meta:initial-creator>Verbal Ink</meta:initial-creator>
    <meta:creation-date>2009-01-29T19:29:00</meta:creation-date>
    <dc:creator>Your User Name</dc:creator>
    <dc:date>2009-02-02T18:48:00</dc:date>
    <meta:print-date>2008-11-17T16:12:00</meta:print-date>
    <meta:editing-cycles>15</meta:editing-cycles>
    <meta:editing-duration>PT6H56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0" meta:paragraph-count="64" meta:word-count="5619" meta:character-count="30945"/>
  </office:meta>
</office:document-meta>
</file>